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5849" officeooo:paragraph-rsid="001258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ER/EER diagram practice</text:p>
      <text:p text:style-name="P1"/>
      <text:p text:style-name="P1"><text:s/></text:p>
      <text:p text:style-name="P1"/>
      <text:p text:style-name="P1">Video rental company</text:p>
      <text:p text:style-name="P1"/>
      <text:p text:style-name="P1">Source: Database Systems by Connolly &amp; Begg</text:p>
      <text:p text:style-name="P1"/>
      <text:p text:style-name="P1"><text:s/></text:p>
      <text:p text:style-name="P1"/>
      <text:p text:style-name="P1">The video rental company has several branches throughout the USA. The data held on each branch is the branch address made up of street, city, state, and zip code, and the telephone number. <text:s/>Each branch is given a branch number, which is unique throughout the company. Each branch is allocated staff, which includes a manager. The manager is responsible for the day-to-day running of a given branch. The data held on a member staff is his or her name, position, and salary. Each member of staff is given a staff number, which is unique throughout the company. Each branch has a stock of videos. The data held on a video is the catalog number, video number, title, category, daily rental, cost, status, and the names of the main actors and the directors. The catalog number uniquely identifies each video. However, in most cases, there are several copies of each video at a branch, and the individual copies are identified using the video number. A video is given a category such as Action, Adult, Children, Drama, Horror, or Sci-Fi. The status indicates whether a specific copy of a video is available for rent. Before renting a video from the company, a customer must first register as a member of a local branch. The data held on a member is the first and last name, address, and the date that the member registered at the branch. Each member is given a number, which is unique throughout the branches of the company. Once registered, a member is free to rent videos, up to a maximum of ten at any one time. The data held on each video rented is the rental number, the full name and number of the member, the video number, title, and daily rental, and the dates the video is rented out and returned. The rental number is unique throughout the company.</text:p>
      <text:p text:style-name="P1">Need each to be separate.. Thanks</text:p>
      <text:p text:style-name="P1"/>
      <text:p text:style-name="P1">a. Identify the main entity types of the video rental company.</text:p>
      <text:p text:style-name="P1"/>
      <text:p text:style-name="P1">b. Identify the main relationship types between the entity types described in (a) and represent each relationship in an E-R diagram.</text:p>
      <text:p text:style-name="P1"/>
      <text:p text:style-name="P1">c. Determine the cardinality constraints for each relationships described in (b). represent the cardinalities for each relationship (in max &amp; min form) in the E-R diagram created in (b).</text:p>
      <text:p text:style-name="P1"/>
      <text:p text:style-name="P1">d. Identify attributes and associate them with entity or relationship types. Represent each attribute in the E-R diagrams created in (c).</text:p>
      <text:p text:style-name="P1"/>
      <text:p text:style-name="P1">e. Determine candidate and primary key attributes for each (strong) entity type.</text:p>
      <text:p text:style-name="P1"/>
      <text:p text:style-name="P1">f. Using your answers (a) to (e) attempt to represent the data requirements of the video rental company as a single E-R diagram. State any assumptions necessary to support your design.</text:p>
      <text:p text:style-name="P1"/>
      <text:p text:style-name="P1"><text:s/></text:p>
      <text:p text:style-name="P1"><text:soft-page-break/></text:p>
      <text:p text:style-name="P1">g. Consider whether it is appropriate to introduce the enhanced concepts of specialization/generalization into the ER model and if appropriate , redraw the ER diagram as an EER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00:42:46.256759000</meta:creation-date>
    <dc:date>2015-03-04T00:43:12.404932000</dc:date>
    <meta:editing-duration>P0D</meta:editing-duration>
    <meta:editing-cycles>1</meta:editing-cycles>
    <meta:document-statistic meta:table-count="0" meta:image-count="0" meta:object-count="0" meta:page-count="2" meta:paragraph-count="15" meta:word-count="485" meta:character-count="2840" meta:non-whitespace-character-count="2363"/>
    <meta:generator>LibreOffice/4.2.8.2$MacOSX_x86 LibreOffice_project/48d50dbfc06349262c9d50868e5c1f630a573ebd</meta:generator>
  </office:meta>
</office:document-meta>
</file>